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Helvetica" fo:font-size="7pt" officeooo:rsid="00002bf4" officeooo:paragraph-rsid="00002bf4" style:font-size-asian="7pt" style:font-size-complex="7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orizontal_20_Line">
      <style:text-properties fo:language="ca" fo:country="ES" officeooo:rsid="00002bf4" officeooo:paragraph-rsid="00002bf4"/>
    </style:style>
    <style:style style:name="P4" style:family="paragraph" style:parent-style-name="Text_20_body">
      <style:paragraph-properties fo:text-align="start" style:justify-single-word="false"/>
      <style:text-properties style:font-name="Helvetica" fo:language="ca" fo:country="ES" officeooo:rsid="00002bf4" officeooo:paragraph-rsid="00002bf4"/>
    </style:style>
    <style:style style:name="P5" style:family="paragraph" style:parent-style-name="Text_20_body">
      <style:paragraph-properties fo:margin-top="0cm" fo:margin-bottom="0cm" loext:contextual-spacing="false"/>
      <style:text-properties style:font-name="Helvetica" fo:font-size="11pt" fo:language="ca" fo:country="ES" officeooo:rsid="00002bf4" officeooo:paragraph-rsid="00002bf4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02bf4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11991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01fa29" officeooo:paragraph-rsid="0001fa29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03e714" officeooo:paragraph-rsid="0003e714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07eaa4" officeooo:paragraph-rsid="0007eaa4"/>
    </style:style>
    <style:style style:name="P11" style:family="paragraph" style:parent-style-name="Standard">
      <style:paragraph-properties fo:text-align="center" style:justify-single-word="false"/>
      <style:text-properties style:font-name="Helvetica" fo:font-size="18pt" fo:language="ca" fo:country="ES" officeooo:rsid="00002bf4" officeooo:paragraph-rsid="00002bf4" style:font-size-asian="18pt" style:font-size-complex="18pt"/>
    </style:style>
    <style:style style:name="P12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Helvetica" fo:font-size="11pt" fo:language="ca" fo:country="ES" officeooo:rsid="00002bf4" officeooo:paragraph-rsid="00002bf4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11991" officeooo:paragraph-rsid="00011991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1fa29" officeooo:paragraph-rsid="0001fa29" style:font-size-asian="11pt" style:font-size-complex="11pt"/>
    </style:style>
    <style:style style:name="P15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1fa29" officeooo:paragraph-rsid="0001fa29" style:font-size-asian="11pt" style:font-size-complex="11pt"/>
    </style:style>
    <style:style style:name="P16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3e714" officeooo:paragraph-rsid="0003e714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3e714" officeooo:paragraph-rsid="0003e714" style:font-size-asian="11pt" style:font-size-complex="11pt"/>
    </style:style>
    <style:style style:name="P18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3e714" officeooo:paragraph-rsid="0003e714" style:font-size-asian="11pt" style:font-size-complex="11pt"/>
    </style:style>
    <style:style style:name="P19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46d5c" officeooo:paragraph-rsid="00046d5c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46d5c" officeooo:paragraph-rsid="00046d5c" style:font-size-asian="11pt" style:font-size-complex="11pt"/>
    </style:style>
    <style:style style:name="P21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46d5c" officeooo:paragraph-rsid="00046d5c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4b0dd" officeooo:paragraph-rsid="0004b0dd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Helvetica" fo:font-size="11pt" fo:language="ca" fo:country="ES" officeooo:rsid="0007eaa4" officeooo:paragraph-rsid="0007eaa4" style:font-size-asian="11pt" style:font-size-complex="11pt"/>
    </style:style>
    <style:style style:name="T1" style:family="text">
      <style:text-properties style:font-name="Helvetica" fo:font-size="11pt" fo:language="ca" fo:country="ES" style:font-size-asian="11pt" style:font-size-complex="11pt"/>
    </style:style>
    <style:style style:name="T2" style:family="text">
      <style:text-properties style:font-name="Helvetica" fo:font-size="11pt" fo:language="ca" fo:country="ES" officeooo:rsid="00002bf4" style:font-size-asian="11pt" style:font-size-complex="11pt"/>
    </style:style>
    <style:style style:name="T3" style:family="text">
      <style:text-properties style:font-name="Helvetica" fo:font-size="11pt" fo:language="ca" fo:country="ES" officeooo:rsid="00011991" style:font-size-asian="11pt" style:font-size-complex="11pt"/>
    </style:style>
    <style:style style:name="T4" style:family="text">
      <style:text-properties style:font-name="Helvetica" fo:font-size="11pt" fo:language="ca" fo:country="ES" officeooo:rsid="0001fa29" style:font-size-asian="11pt" style:font-size-complex="11pt"/>
    </style:style>
    <style:style style:name="T5" style:family="text">
      <style:text-properties style:font-name="Helvetica" fo:font-size="11pt" fo:language="ca" fo:country="ES" officeooo:rsid="0003e714" style:font-size-asian="11pt" style:font-size-complex="11pt"/>
    </style:style>
    <style:style style:name="T6" style:family="text">
      <style:text-properties style:font-name="Helvetica" fo:font-size="11pt" fo:language="ca" fo:country="ES" officeooo:rsid="00046d5c" style:font-size-asian="11pt" style:font-size-complex="11pt"/>
    </style:style>
    <style:style style:name="T7" style:family="text">
      <style:text-properties style:font-name="Helvetica" fo:font-size="11pt" fo:language="ca" fo:country="ES" officeooo:rsid="0005f69f" style:font-size-asian="11pt" style:font-size-complex="11pt"/>
    </style:style>
    <style:style style:name="T8" style:family="text">
      <style:text-properties style:font-name="Helvetica" fo:font-size="11pt" fo:language="ca" fo:country="ES" officeooo:rsid="000911b6" style:font-size-asian="11pt" style:font-size-complex="11pt"/>
    </style:style>
    <style:style style:name="T9" style:family="text">
      <style:text-properties style:font-name="Helvetica" fo:font-size="11pt" fo:language="ca" fo:country="ES" fo:font-weight="bold" style:font-size-asian="11pt" style:font-weight-asian="bold" style:font-size-complex="11pt" style:font-weight-complex="bold"/>
    </style:style>
    <style:style style:name="T10" style:family="text">
      <style:text-properties style:font-name="Helvetica" fo:font-size="11pt" fo:language="ca" fo:country="ES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POSTA PROJECTE DE SÍNTESI</text:p>
      <text:p text:style-name="P3"/>
      <text:p text:style-name="P4">Grup conformat per:</text:p>
      <text:list xml:id="list125910052" text:style-name="L1">
        <text:list-item>
          <text:p text:style-name="P12">Abraham Villar</text:p>
        </text:list-item>
        <text:list-item>
          <text:p text:style-name="P12">Ian Flores</text:p>
        </text:list-item>
        <text:list-item>
          <text:p text:style-name="P12">Simon Montoya</text:p>
        </text:list-item>
      </text:list>
      <text:p text:style-name="P5"/>
      <text:p text:style-name="P5"/>
      <text:p text:style-name="P5">_RASGOS GENERALS</text:p>
      <text:p text:style-name="P5"/>
      <text:p text:style-name="P6"><text:span text:style-name="T2">- El projecte que </text:span><text:span text:style-name="T3">estem</text:span><text:span text:style-name="T2"> desenvolupa</text:span><text:span text:style-name="T3">nt</text:span><text:span text:style-name="T2"> vol posar al abast del petit productor una plataforma on poder donar-se a conèixer </text:span><text:span text:style-name="T3">i on poder vendre el seu producte.</text:span></text:p>
      <text:p text:style-name="P7"><text:span text:style-name="T3">La plataforma contempla ser fàcil, intuïtiva i molt potent, podent així oferir una eina completament útil per al productor i </text:span><text:span text:style-name="T4">a</text:span><text:span text:style-name="T3">conseguir posicionar-se en un mercat cada vegada més tecnològic.</text:span></text:p>
      <text:p text:style-name="P13"/>
      <text:p text:style-name="P8"><text:span text:style-name="T3">_D</text:span><text:span text:style-name="T1">ATABASE</text:span><text:span text:style-name="T7">S</text:span></text:p>
      <text:p text:style-name="P14"/>
      <text:p text:style-name="P14">- De moment s’han creat quatre taules:</text:p>
      <text:list xml:id="list1809575807" text:style-name="L2">
        <text:list-item>
          <text:p text:style-name="P15">Productes</text:p>
        </text:list-item>
        <text:list-item>
          <text:p text:style-name="P15">Usuaris</text:p>
        </text:list-item>
        <text:list-item>
          <text:p text:style-name="P15">Botiga</text:p>
        </text:list-item>
        <text:list-item>
          <text:p text:style-name="P15">Categories</text:p>
        </text:list-item>
      </text:list>
      <text:p text:style-name="P14"/>
      <text:p text:style-name="P14">Vegem-les més en detall:</text:p>
      <text:p text:style-name="P14"/>
      <text:p text:style-name="P8"><text:span text:style-name="T1"><text:tab/></text:span><text:span text:style-name="T5">Productes:</text:span></text:p>
      <text:list xml:id="list1971602107" text:style-name="L3">
        <text:list-item>
          <text:list>
            <text:list-item>
              <text:list>
                <text:list-item>
                  <text:p text:style-name="P16">ID</text:p>
                </text:list-item>
                <text:list-item>
                  <text:p text:style-name="P16">Ref</text:p>
                </text:list-item>
                <text:list-item>
                  <text:p text:style-name="P16">ID_botiga</text:p>
                </text:list-item>
                <text:list-item>
                  <text:p text:style-name="P16">Nom</text:p>
                </text:list-item>
                <text:list-item>
                  <text:p text:style-name="P16">Descripció</text:p>
                </text:list-item>
                <text:list-item>
                  <text:p text:style-name="P16">Preu</text:p>
                </text:list-item>
                <text:list-item>
                  <text:p text:style-name="P16">Stock</text:p>
                </text:list-item>
                <text:list-item>
                  <text:p text:style-name="P16">Categoria_id</text:p>
                </text:list-item>
                <text:list-item>
                  <text:p text:style-name="P16">Actiu</text:p>
                </text:list-item>
                <text:list-item>
                  <text:p text:style-name="P16">Created_at</text:p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><text:soft-page-break/><text:tab/>Usuaris:</text:p>
      <text:list xml:id="list1879676186" text:style-name="L4">
        <text:list-item>
          <text:p text:style-name="P18">ID</text:p>
        </text:list-item>
        <text:list-item>
          <text:p text:style-name="P18">Nom</text:p>
        </text:list-item>
        <text:list-item>
          <text:p text:style-name="P18">Cognoms</text:p>
        </text:list-item>
        <text:list-item>
          <text:p text:style-name="P18">Email</text:p>
        </text:list-item>
        <text:list-item>
          <text:p text:style-name="P18">Telefon</text:p>
        </text:list-item>
        <text:list-item>
          <text:p text:style-name="P18">Password</text:p>
        </text:list-item>
        <text:list-item>
          <text:p text:style-name="P18">Direccio</text:p>
        </text:list-item>
        <text:list-item>
          <text:p text:style-name="P18">CP</text:p>
        </text:list-item>
        <text:list-item>
          <text:p text:style-name="P18">Poblacio</text:p>
        </text:list-item>
        <text:list-item>
          <text:p text:style-name="P18">Provincia</text:p>
        </text:list-item>
        <text:list-item>
          <text:p text:style-name="P18">Rol</text:p>
        </text:list-item>
        <text:list-item>
          <text:p text:style-name="P18">Data_naix</text:p>
        </text:list-item>
        <text:list-item>
          <text:p text:style-name="P18">Created_at</text:p>
        </text:list-item>
      </text:list>
      <text:p text:style-name="P17"/>
      <text:p text:style-name="P9"><text:span text:style-name="T1"><text:tab/></text:span><text:span text:style-name="T6">Botiga:</text:span></text:p>
      <text:list xml:id="list795182017" text:style-name="L5">
        <text:list-item>
          <text:p text:style-name="P19">ID</text:p>
        </text:list-item>
        <text:list-item>
          <text:p text:style-name="P19">Nom</text:p>
        </text:list-item>
        <text:list-item>
          <text:p text:style-name="P19">Descripcio</text:p>
        </text:list-item>
        <text:list-item>
          <text:p text:style-name="P19">Telf_1</text:p>
        </text:list-item>
        <text:list-item>
          <text:p text:style-name="P19">Telf_2</text:p>
        </text:list-item>
        <text:list-item>
          <text:p text:style-name="P19">ID_usuari</text:p>
        </text:list-item>
        <text:list-item>
          <text:p text:style-name="P19">Direcció</text:p>
        </text:list-item>
        <text:list-item>
          <text:p text:style-name="P19">CP</text:p>
        </text:list-item>
        <text:list-item>
          <text:p text:style-name="P19">Poblacio</text:p>
        </text:list-item>
        <text:list-item>
          <text:p text:style-name="P19">Província</text:p>
        </text:list-item>
        <text:list-item>
          <text:p text:style-name="P19">Email</text:p>
        </text:list-item>
        <text:list-item>
          <text:p text:style-name="P19">Instagram</text:p>
        </text:list-item>
        <text:list-item>
          <text:p text:style-name="P19">Facebook</text:p>
        </text:list-item>
        <text:list-item>
          <text:p text:style-name="P19">Twitter</text:p>
        </text:list-item>
        <text:list-item>
          <text:p text:style-name="P19">CIF/NIF</text:p>
        </text:list-item>
        <text:list-item>
          <text:p text:style-name="P19">Created_at</text:p>
        </text:list-item>
      </text:list>
      <text:p text:style-name="P20"/>
      <text:p text:style-name="P20"><text:tab/>Categories:</text:p>
      <text:list xml:id="list3984376850" text:style-name="L6">
        <text:list-item>
          <text:p text:style-name="P21">ID</text:p>
        </text:list-item>
        <text:list-item>
          <text:p text:style-name="P21">Nom</text:p>
        </text:list-item>
      </text:list>
      <text:p text:style-name="P20"/>
      <text:p text:style-name="P20"/>
      <text:p text:style-name="P20"/>
      <text:p text:style-name="P20"/>
      <text:p text:style-name="P20"><text:soft-page-break/></text:p>
      <text:p text:style-name="P22">Les seves relacions:</text:p>
      <text:p text:style-name="P22"/>
      <text:p text:style-name="P22">(Incloure aquí un draw.io)</text:p>
      <text:p text:style-name="P22"/>
      <text:p text:style-name="P22"/>
      <text:p text:style-name="P23">_BACKEND</text:p>
      <text:p text:style-name="P23"/>
      <text:p text:style-name="P10"><text:span text:style-name="T1">- Utilitzarem </text:span><text:span text:style-name="T9">Laravel</text:span><text:span text:style-name="T10">, ja que ens</text:span><text:span text:style-name="T1"> proporciona unes biblioteques i unes funcionalitats suficientment potents com per a poder desenvolupar correctament aquest projecte.</text:span></text:p>
      <text:p text:style-name="P23"/>
      <text:p text:style-name="P23">_FRONTEND</text:p>
      <text:p text:style-name="P23"/>
      <text:p text:style-name="P10"><text:span text:style-name="T1">- Utilitzarem </text:span><text:span text:style-name="T9">Vue</text:span><text:span text:style-name="T1">, </text:span><text:span text:style-name="T8">és un framework molt potent i lleug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Helvetica" fo:font-size="7pt" officeooo:rsid="00002bf4" officeooo:paragraph-rsid="00002bf4" style:font-size-asian="7pt" style:font-size-complex="7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e de síntesi</text:p>
        <text:p text:style-name="MP1">DAW – MP12</text:p>
        <text:p text:style-name="MP1">Curs 2020 - 2021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1-04-14T17:51:04.360000000</dc:date>
    <meta:editing-duration>PT25M55S</meta:editing-duration>
    <meta:editing-cycles>11</meta:editing-cycles>
    <meta:document-statistic meta:table-count="0" meta:image-count="0" meta:object-count="0" meta:page-count="3" meta:paragraph-count="70" meta:word-count="231" meta:character-count="1227" meta:non-whitespace-character-count="1109"/>
  </office:meta>
</office:document-meta>
</file>